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4819*"/>
    </style:style>
    <style:style style:name="Tabla1.A1" style:family="table-cell">
      <style:table-cell-properties fo:background-color="#dddddd" fo:padding="0.199cm" fo:border="none" style:writing-mode="page">
        <style:background-image/>
      </style:table-cell-properties>
    </style:style>
    <style:style style:name="Tabla1.A2" style:family="table-cell">
      <style:table-cell-properties fo:padding="0.199cm" fo:border="none" style:writing-mode="page"/>
    </style:style>
    <style:style style:name="Tabla1.B2" style:family="table-cell">
      <style:table-cell-properties fo:padding="0.199cm" fo:border="none" style:writing-mode="page"/>
    </style:style>
    <style:style style:name="Tabla1.A3" style:family="table-cell">
      <style:table-cell-properties fo:padding="0.199cm" fo:border="none" style:writing-mode="page"/>
    </style:style>
    <style:style style:name="Tabla1.B3" style:family="table-cell">
      <style:table-cell-properties fo:padding="0.199cm" fo:border="none" style:writing-mode="page"/>
    </style:style>
    <style:style style:name="Tabla1.A4" style:family="table-cell">
      <style:table-cell-properties fo:padding="0.199cm" fo:border="none" style:writing-mode="page"/>
    </style:style>
    <style:style style:name="Tabla1.B4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1d1a7" officeooo:paragraph-rsid="0001d1a7"/>
    </style:style>
    <style:style style:name="P2" style:family="paragraph" style:parent-style-name="Table_20_Contents">
      <style:paragraph-properties fo:text-align="center" style:justify-single-word="false"/>
      <style:text-properties officeooo:rsid="00006a23" officeooo:paragraph-rsid="00006a23"/>
    </style:style>
    <style:style style:name="P3" style:family="paragraph" style:parent-style-name="Table_20_Contents">
      <style:text-properties officeooo:rsid="00011f87" officeooo:paragraph-rsid="00011f87"/>
    </style:style>
    <style:style style:name="P4" style:family="paragraph" style:parent-style-name="Table_20_Contents">
      <style:text-properties officeooo:rsid="000322e1" officeooo:paragraph-rsid="000322e1"/>
    </style:style>
    <style:style style:name="P5" style:family="paragraph" style:parent-style-name="Table_20_Contents">
      <style:text-properties officeooo:rsid="0003b499" officeooo:paragraph-rsid="0003b499"/>
    </style:style>
    <style:style style:name="P6" style:family="paragraph" style:parent-style-name="Text_20_body">
      <style:paragraph-properties fo:text-align="center" style:justify-single-word="false"/>
      <style:text-properties officeooo:rsid="00006a23" officeooo:paragraph-rsid="00006a23"/>
    </style:style>
    <style:style style:name="T1" style:family="text">
      <style:text-properties officeooo:rsid="0002a10d"/>
    </style:style>
    <style:style style:name="T2" style:family="text">
      <style:text-properties fo:color="#999999" loext:opacity="100%"/>
    </style:style>
    <style:style style:name="T3" style:family="text">
      <style:text-properties fo:color="#999999" loext:opacity="100%" officeooo:rsid="0002a10d"/>
    </style:style>
    <style:style style:name="T4" style:family="text">
      <style:text-properties officeooo:rsid="000441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6">Uso de la variable $_SESSION en la aplicación 204DWESLoginLogoffTema6</text:p>
      <text:p text:style-name="Text_20_body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Variable</text:p>
          </table:table-cell>
          <table:table-cell table:style-name="Tabla1.A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3">usuarioDAW204LoginLogoffTema6</text:p>
          </table:table-cell>
          <table:table-cell table:style-name="Tabla1.B2" office:value-type="string">
            <text:p text:style-name="P4">Guarda el usuario registrado en una variable</text:p>
          </table:table-cell>
        </table:table-row>
        <table:table-row>
          <table:table-cell table:style-name="Tabla1.A2" office:value-type="string">
            <text:p text:style-name="P5">paginaEnCurso</text:p>
          </table:table-cell>
          <table:table-cell table:style-name="Tabla1.B2" office:value-type="string">
            <text:p text:style-name="P5">Guarda la p<text:span text:style-name="T4">á</text:span>gina que se encuentra activa en cada momento</text:p>
          </table:table-cell>
        </table:table-row>
        <table:table-row>
          <table:table-cell table:style-name="Tabla1.A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d1a7" officeooo:paragraph-rsid="0001d1a7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officeooo:rsid="0002a1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ex Asensio Sánchez </text:span><text:s text:c="102"/><text:span text:style-name="MT2">DAW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2:24:05.942000000</meta:creation-date>
    <dc:date>2025-01-09T12:32:53.357000000</dc:date>
    <meta:editing-duration>PT8M45S</meta:editing-duration>
    <meta:editing-cycles>8</meta:editing-cycles>
    <meta:generator>LibreOffice/24.2.4.2$Windows_X86_64 LibreOffice_project/51a6219feb6075d9a4c46691dcfe0cd9c4fff3c2</meta:generator>
    <meta:document-statistic meta:table-count="1" meta:image-count="0" meta:object-count="0" meta:page-count="2" meta:paragraph-count="8" meta:word-count="34" meta:character-count="349" meta:non-whitespace-character-count="221"/>
  </office:meta>
</office:document-meta>
</file>